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nta 1</text:p>
      <text:p text:style-name="Standard"/>
      <text:p text:style-name="Standard">Pulsa el botón verde, sale una caja se pone en <text:s/>marcha la cinta, y cuando llega a la rampa, la cinta se para.</text:p>
      <text:p text:style-name="Standard"/>
      <text:p text:style-name="P1">Cinta 2 temporización y pulso de subida <text:s/>y selección de autómata</text:p>
      <text:p text:style-name="Standard"/>
      <text:p text:style-name="Standard">Pulsa el botón verde, salen cajas durante 10 segundos, la cinta se pone en marcha al detectar una caja y se para cuando llega a la rampa.</text:p>
      <text:p text:style-name="Standard"/>
      <text:p text:style-name="P1">Cinta 3 contador</text:p>
      <text:p text:style-name="Standard">Pulsa el botón verde, sale una caja se pone en marcha la cinta y cuando llega a la rampa, la cinta se para, esto se repite 3 veces</text:p>
      <text:p text:style-name="Standard"/>
      <text:p text:style-name="P1">Cinta 4 contador y reset condicionado a termino.</text:p>
      <text:p text:style-name="P1"/>
      <text:p text:style-name="P1">Selector 1 lógica</text:p>
      <text:p text:style-name="P1"/>
      <text:p text:style-name="P2">Si salen cajas no metálicas caen a la derecha, si salen cajas metálicas caen a la izquierda.</text:p>
      <text:p text:style-name="P1"/>
      <text:p text:style-name="P1">Selector 2 lógica y marcas</text:p>
      <text:p text:style-name="P1"/>
      <text:p text:style-name="P2">Si salen cajas no metálicas caen a la derecha, si salen cajas metálicas caen a la izquierda.</text:p>
      <text:p text:style-name="P2">La salida de las caja esta condicionada a pulsadores y que no se este moviendo la ci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Gutiérrez</meta:initial-creator>
    <meta:creation-date>2013-04-26T16:10:29.62</meta:creation-date>
    <dc:date>2013-04-26T23:21:55.28</dc:date>
    <dc:creator>Fernando Gutiérrez</dc:creator>
    <meta:editing-duration>PT28M41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161" meta:character-count="826"/>
  </office:meta>
</office:document-meta>
</file>